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Geneva, Verdana, Arial, sans-serif"/>
    <style:font-face style:name="Mangal1" svg:font-family="Mangal"/>
    <style:font-face style:name="Consolas" svg:font-family="Consolas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widows="1" fo:text-indent="0cm" style:auto-text-indent="false"/>
    </style:style>
    <style:style style:name="P2" style:family="paragraph" style:parent-style-name="Standard">
      <style:paragraph-properties fo:margin-left="0cm" fo:margin-right="0cm" fo:widows="1" fo:text-indent="0cm" style:auto-text-indent="false"/>
      <style:text-properties officeooo:rsid="001fca30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5" style:family="paragraph" style:parent-style-name="Standard">
      <style:paragraph-properties fo:margin-left="0cm" fo:margin-right="0cm" fo:widows="1" fo:text-indent="0cm" style:auto-text-indent="false"/>
      <style:text-properties officeooo:rsid="00207cd1" officeooo:paragraph-rsid="00207cd1"/>
    </style:style>
    <style:style style:name="P6" style:family="paragraph" style:parent-style-name="Standard">
      <style:paragraph-properties fo:margin-left="0cm" fo:margin-right="0cm" fo:widows="1" fo:text-indent="0cm" style:auto-text-indent="false"/>
      <style:text-properties style:font-name="Liberation Serif" fo:font-size="12pt" fo:font-weight="bold" officeooo:rsid="0021431c" officeooo:paragraph-rsid="0021431c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278d0a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242d90" officeooo:paragraph-rsid="00242d90" style:font-size-asian="10pt"/>
    </style:style>
    <style:style style:name="P10" style:family="paragraph" style:parent-style-name="Standard">
      <style:paragraph-properties fo:margin-left="0cm" fo:margin-right="0cm" fo:widows="1" fo:text-indent="0cm" style:auto-text-indent="false"/>
      <style:text-properties fo:color="#000000" style:font-name="Consolas" fo:font-size="10pt" officeooo:rsid="0025c611" officeooo:paragraph-rsid="0025c611" style:font-size-asian="10pt"/>
    </style:style>
    <style:style style:name="P11" style:family="paragraph" style:parent-style-name="Preformatted_20_Text">
      <style:paragraph-properties fo:margin-left="0cm" fo:margin-right="0cm" fo:widows="1" fo:text-indent="0cm" style:auto-text-indent="false"/>
    </style:style>
    <style:style style:name="P12" style:family="paragraph" style:parent-style-name="Preformatted_20_Text">
      <style:paragraph-properties fo:margin-left="0cm" fo:margin-right="0cm" fo:widows="1" fo:text-indent="0cm" style:auto-text-indent="false"/>
      <style:text-properties style:font-name="Liberation Serif" officeooo:rsid="00207cd1" officeooo:paragraph-rsid="00207cd1"/>
    </style:style>
    <style:style style:name="P13" style:family="paragraph" style:parent-style-name="Preformatted_20_Text">
      <style:paragraph-properties fo:margin-left="0cm" fo:margin-right="0cm" fo:widows="1" fo:text-indent="0cm" style:auto-text-indent="false"/>
      <style:text-properties style:font-name="Liberation Serif" fo:font-size="12pt" fo:font-weight="bold" officeooo:rsid="00207cd1" officeooo:paragraph-rsid="00207cd1" style:font-size-asian="12pt" style:font-weight-asian="bold" style:font-size-complex="12pt" style:font-weight-complex="bold"/>
    </style:style>
    <style:style style:name="P14" style:family="paragraph" style:parent-style-name="Preformatted_20_Text">
      <style:paragraph-properties fo:margin-left="0cm" fo:margin-right="0cm" fo:widows="1" fo:text-indent="0cm" style:auto-text-indent="false"/>
      <style:text-properties style:font-name="Liberation Serif" fo:font-size="12pt" fo:font-weight="bold" officeooo:rsid="0021431c" officeooo:paragraph-rsid="0021431c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278d0a" officeooo:paragraph-rsid="00278d0a" style:font-size-asian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7" style:family="paragraph" style:parent-style-name="Standard">
      <style:paragraph-properties fo:margin-left="0cm" fo:margin-right="0cm" fo:widows="1" fo:text-indent="0cm" style:auto-text-indent="false"/>
      <style:text-properties fo:color="#000000" style:font-name="Consolas" fo:font-size="10pt" fo:font-weight="bold" officeooo:rsid="0021431c" officeooo:paragraph-rsid="0021431c" style:font-size-asian="10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widows="1" fo:text-indent="0cm" style:auto-text-indent="false"/>
      <style:text-properties fo:color="#000000" style:font-name="Consolas" fo:font-size="10pt" fo:font-weight="bold" officeooo:rsid="00291d7d" officeooo:paragraph-rsid="00291d7d" style:font-size-asian="10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T1" style:family="text">
      <style:text-properties fo:font-variant="normal" fo:text-transform="none" fo:color="#000000" style:font-name="Lucida Grande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Lucida Grande" fo:font-size="9pt" fo:letter-spacing="normal" fo:font-style="normal" fo:font-weight="normal" fo:background-color="#990000" loext:char-shading-value="0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color="#7f0055" style:font-name="Consolas" fo:font-size="10pt" fo:font-weight="bold" style:font-size-asian="10pt" style:font-weight-asian="bold"/>
    </style:style>
    <style:style style:name="T5" style:family="text">
      <style:text-properties fo:color="#7f0055" style:font-name="Consolas" fo:font-size="10pt" style:font-size-asian="10pt"/>
    </style:style>
    <style:style style:name="T6" style:family="text">
      <style:text-properties fo:color="#7f0055" style:font-name="Consolas" fo:font-weight="bold" style:font-weight-asian="bold"/>
    </style:style>
    <style:style style:name="T7" style:family="text">
      <style:text-properties fo:color="#7f0055" style:font-name="Consolas"/>
    </style:style>
    <style:style style:name="T8" style:family="text">
      <style:text-properties fo:color="#7f0055" style:font-name="Consolas" fo:font-size="10pt" fo:font-weight="bold" style:font-size-asian="10pt" style:font-weight-asian="bold"/>
    </style:style>
    <style:style style:name="T9" style:family="text">
      <style:text-properties fo:color="#000000" style:font-name="Consolas" fo:font-size="10pt" style:font-size-asian="10pt"/>
    </style:style>
    <style:style style:name="T10" style:family="text">
      <style:text-properties fo:color="#000000" style:font-name="Consolas" fo:font-size="10pt" fo:font-style="italic" style:font-size-asian="10pt" style:font-style-asian="italic"/>
    </style:style>
    <style:style style:name="T11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12" style:family="text">
      <style:text-properties fo:color="#000000" style:font-name="Consolas" fo:font-size="10pt" style:font-size-asian="10pt"/>
    </style:style>
    <style:style style:name="T13" style:family="text">
      <style:text-properties fo:color="#000000" style:font-name="Consolas" fo:font-size="10pt" fo:font-style="italic" style:font-size-asian="10pt" style:font-style-asian="italic"/>
    </style:style>
    <style:style style:name="T14" style:family="text">
      <style:text-properties fo:color="#6a3e3e" style:font-name="Consolas" fo:font-size="10pt" style:font-size-asian="10pt"/>
    </style:style>
    <style:style style:name="T15" style:family="text">
      <style:text-properties fo:color="#6a3e3e" style:font-name="Consolas" fo:font-size="10pt" style:font-size-asian="10pt"/>
    </style:style>
    <style:style style:name="T16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7" style:family="text">
      <style:text-properties fo:color="#0000c0" style:font-name="Consolas" fo:font-size="10pt" style:font-size-asian="10pt"/>
    </style:style>
    <style:style style:name="T18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9" style:family="text">
      <style:text-properties fo:color="#0000c0" style:font-name="Consolas" fo:font-size="10pt" style:font-size-asian="10pt"/>
    </style:style>
    <style:style style:name="T20" style:family="text">
      <style:text-properties fo:color="#2a00ff" style:font-name="Consolas" fo:font-size="10pt" style:font-size-asian="10pt"/>
    </style:style>
    <style:style style:name="T21" style:family="text">
      <style:text-properties fo:color="#2a00ff" style:font-name="Consolas" fo:font-size="10pt" style:font-size-asian="10pt"/>
    </style:style>
    <style:style style:name="T22" style:family="text">
      <style:text-properties officeooo:rsid="0020b4a0"/>
    </style:style>
    <style:style style:name="T23" style:family="text">
      <style:text-properties fo:color="#3f7f5f" style:font-name="Consolas" fo:font-size="10pt" style:font-size-asian="10pt"/>
    </style:style>
    <style:style style:name="T24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25" style:family="text">
      <style:text-properties fo:color="#3f7f5f" style:font-name="Consolas" fo:font-size="10pt" style:font-size-asian="10pt"/>
    </style:style>
    <style:style style:name="T26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27" style:family="text">
      <style:text-properties style:font-name="Consolas"/>
    </style:style>
    <style:style style:name="T28" style:family="text">
      <style:text-properties style:font-name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5 1004408 Diego de Paula Borges 9 10 11 17 27 28 31 </text:p>
      <text:p text:style-name="Standard"/>
      <text:p text:style-name="P1"><text:span text:style-name="T1">1) Elaborar programa em Java para:</text:span><text:line-break/><text:span text:style-name="T3">• </text:span><text:span text:style-name="T1">Ler o sexo e a altura (h) de uma pessoa</text:span><text:line-break/><text:span text:style-name="T3">• </text:span><text:span text:style-name="T1">Calcular e apresentar seu peso (massa) ideal dada por:</text:span><text:line-break/><text:span text:style-name="T1">o Homens: (72.7 * h) - 58</text:span><text:line-break/><text:span text:style-name="T1">o Mulheres: (62.1 * h) - 44.7</text:span><text:line-break/><text:span text:style-name="T3">• </text:span><text:span text:style-name="T1">Ler o peso e calcular o IMC como sendo o razão entre o peso e o quadrado da altura. Exibir o resultado de acordo com a tabela a seguir:</text:span><text:line-break/><text:span text:style-name="T1">Resultado Situação</text:span><text:line-break/><text:span text:style-name="T1">Abaixo de 17 Muito abaixo do peso</text:span><text:line-break/><text:span text:style-name="T1">Entre 17 e 18,49 Abaixo do peso</text:span><text:line-break/><text:span text:style-name="T1">Entre 18,5 e 24,99 Peso normal</text:span><text:line-break/><text:span text:style-name="T1">Entre 25 e 29,99 Acima do peso</text:span><text:line-break/><text:span text:style-name="T1">Entre 30 e 34,99 Obesidade I</text:span><text:line-break/><text:span text:style-name="T1">Entre 35 e 39,99 Obesidade II (severa)</text:span><text:line-break/><text:span text:style-name="T1">Acima de 40 Obesidade III (mórbida)</text:span><text:line-break/><text:line-break/><text:span text:style-name="T1">2) Desenvolver um programa Java que receba a data de nascimento de uma pessoa em formato dd/mm/aaaa (String), calcule e mostre a sua idade usando uma função "int idade(dataNascimento)". O programa deverá também verificar se essa pessoa já tem idade para votar (pelo menos 16 anos até no máximo 70) e se tem idade para obter a Carteira Nacional de Habilitação (18 anos ou mais), apresentando essas informações na console.</text:span><text:line-break/><text:line-break/><text:span text:style-name="T1">3 ) Desenvolva um programa que receba o valor de dois números inteiros, com o símbolo da operação aritmética desejada ( "+"- adição, "-" - subtração , "×" - multiplicação , "÷" - divisão, "^" - potência , "%" - resto da divisão inteira) entre eles, calcule e mostre o resultado da operação aritmética. Se o símbolo for "!", calcule o fatorial do número. Ex: "5 + 2", "6 ÷ 2" ou "5!".</text:span><text:line-break/><text:line-break/><text:span text:style-name="T1">4) Desenvolva um programa que leia dois números inteiro que representem um intervalo fechado, e apresente a diferença entre a soma dos números pares e a soma dos números ímpares, no intervalo informado.</text:span><text:line-break/><text:line-break/><text:span text:style-name="T1">5) Desenvolva um programa que receba números inteiros positivos, digitados pelo usuário até que o valor 0 (zero) seja digitado. O programa deverá determinar e mostrar quantos valores pares foram digitados. Se o usuário fornecer valores menores que zero, o programa deverá apresentar uma mensagem de erro e solicitar um novo número.</text:span><text:line-break/><text:line-break/><text:span text:style-name="T1">6) Faça um programa que receba o nome e a data de nascimento do atleta e mostre a sua classificação em categorias, conforme a tabela abaixo. Utilize a função idade usada no exercício 2.</text:span><text:line-break/><text:line-break/><text:span text:style-name="T1">Idade Categoria</text:span><text:line-break/><text:span text:style-name="T1">3 a 4 anos Mirim</text:span><text:line-break/><text:span text:style-name="T1">5 a 7 anos Infantil A</text:span><text:line-break/><text:span text:style-name="T1">8 a 7 anos Infantil B</text:span><text:line-break/><text:span text:style-name="T1">11 a 13 anos Juvenil A</text:span><text:line-break/><text:span text:style-name="T1">14 a 17 anos Juvenil B</text:span><text:line-break/><text:span text:style-name="T1">18 a 50 anos Adulto</text:span><text:line-break/><text:span text:style-name="T1">Mais de 50 abis Veterano</text:span><text:line-break/><text:line-break/><text:span text:style-name="T1">7) Escreva um aplicativo que exiba o padrão de um tabuleiro de xadrez, 16 casas alternado casas brancas e pretas. Utilize asterisco para representar uma casa preta e um espaço para representar uma cada branca. Veja o exemplo: </text:span><text:line-break/><text:span text:style-name="T1">* * * * * * * * </text:span><text:line-break/><text:span text:style-name="T1">* * * * * * * *</text:span><text:line-break/><text:span text:style-name="T1">* * * * * * * * </text:span><text:line-break/><text:span text:style-name="T1">* * * * * * * *</text:span><text:line-break/><text:span text:style-name="T1">* * * * * * * * </text:span><text:line-break/><text:span text:style-name="T1">* * * * * * * *</text:span><text:line-break/><text:span text:style-name="T1">* * * * * * * * </text:span><text:line-break/><text:span text:style-name="T1">* * * * * * * *</text:span><text:line-break/><text:span text:style-name="T1">Seu programa poderá utilizar apenas uma vez cada uma das três estruturas de saída, conforme apresentado abaixo:</text:span><text:line-break/><text:soft-page-break/><text:line-break/><text:span text:style-name="T3">• </text:span><text:span text:style-name="T1">System.out.print( "* " ); // Asterisco seguido de um espaço</text:span><text:line-break/><text:span text:style-name="T3">• </text:span><text:span text:style-name="T1">System.out.print( " "); // Apenas um espaço</text:span><text:line-break/><text:span text:style-name="T3">• </text:span><text:span text:style-name="T1">System.out.println( ); // Comando de quebra de linha  </text:span><text:line-break/><text:line-break/><text:span text:style-name="T1">Dica: Será necessário utilizar mais de uma estrutura de repetição para montar a figura.</text:span><text:line-break/><text:line-break/><text:span text:style-name="T1">8) Desenvolva um programa que receba números reais digitados pelo usuário. </text:span><text:line-break/><text:span text:style-name="T1">O procedimento deverá ser repetido enquanto o usuário quiser continuar a fornecer valores. O usuário deverá digitar 'S' ou 's' para continuar ou 'N' ou 'n' para finalizar e o programa deve aceitar como resposta apenas essas letras. </text:span><text:line-break/><text:span text:style-name="T1">Se outra letra for digitada, uma mensagem deve ser exibida para o usuário e uma nova letra deve ser solicitada. </text:span><text:line-break/><text:span text:style-name="T1">Quando o usuário digitar 'N' ou 'n', o programa deverá apresentar a média dos valores fornecidos antes de encerrar.</text:span><text:line-break/><text:line-break/><text:span text:style-name="T2">9</text:span><text:span text:style-name="T1">) Escrever um algoritmo para calcular e apresentar o resultado da seguinte expressão: Exp = 1 + 1/2 + 1/3 + 1/4 + 1/5 + ... + 1/100</text:span><text:line-break/><text:span text:style-name="T1">Resolva o exercício utilizando a estrutura de repetição for. Repita o exercício para a estrutura while.</text:span><text:line-break/><text:line-break/><text:span text:style-name="T2">10</text:span><text:span text:style-name="T1">) Desenvolva um algoritmo que armazene num array valores numéricos inteiros digitados pelo usuário até que seja digitado um 0. Em seguida, apresente os valores na ordem DECRESCENTE. Garanta que o tamanho do array seja incrementado de 10 quando seu limite de tamanho for atingido.</text:span><text:line-break/><text:line-break/><text:span text:style-name="T2">11</text:span><text:span text:style-name="T1">) Desenvolva um algoritmo para o cálculo da média dos alunos de uma turma. O programa deverá:</text:span><text:line-break/><text:span text:style-name="T3">• </text:span><text:span text:style-name="T1">Perguntar ao usuário a quantidade de alunos da turma.</text:span><text:line-break/><text:span text:style-name="T3">• </text:span><text:span text:style-name="T1">Criar uma matriz com nº de linhas igual à quantidade de alunos e três colunas.</text:span><text:line-break/><text:span text:style-name="T3">• </text:span><text:span text:style-name="T1">Para cada aluno:</text:span><text:line-break/><text:span text:style-name="T1">a) Perguntar ao usuário a nota do aluno no 1º bimestre e armazenar na primeira coluna da linha correspondente ao aluno na matriz.</text:span><text:line-break/><text:span text:style-name="T1">b) Perguntar ao usuário a nota do aluno no 2º bimestre e armazenar na segunda coluna da linha correspondente ao aluno na matriz.</text:span><text:line-break/><text:span text:style-name="T1">c) Calcular a média aritmética das notas do aluno e armazenar na terceira coluna da linha correspondente ao aluno na matriz.</text:span><text:line-break/><text:span text:style-name="T3">• </text:span><text:span text:style-name="T1">Calcular e mostrar a média das notas nos dois bimestres e a média geral da turma (a soma de todas as médias dividida pela quantidade de alunos).</text:span><text:line-break/><text:span text:style-name="T3">• </text:span><text:span text:style-name="T1">Apresentar as notas e a média de cada aluno, no seguinte formato:</text:span><text:line-break/><text:span text:style-name="T1">Aluno 1: Nota 1: &lt;nota 1&gt;; Nota 2: &lt;nota 2&gt;; Média: &lt;média&gt;</text:span><text:line-break/><text:span text:style-name="T1">Aluno 2: Nota 1: &lt;nota 1&gt;; Nota 2: &lt;nota 2&gt;; Média: &lt;média&gt;</text:span><text:line-break/><text:span text:style-name="T1">...</text:span><text:line-break/><text:span text:style-name="T1">Aluno N: Nota 1: &lt;nota 1&gt;; Nota 2: &lt;nota 2&gt;; Média: &lt;média&gt;</text:span><text:line-break/><text:span text:style-name="T1">Exemplo:</text:span><text:line-break/><text:span text:style-name="T1">Aluno 5: Nota 1: 8; Nota 2: 10; Média: 9</text:span><text:line-break/><text:line-break/><text:span text:style-name="T1">12) 06) Faça um programa que receba 3 valores que representarão os lados de um triângulo e verifique se os valores formam um triângulo e classifique esse triângulo como: </text:span><text:line-break/><text:line-break/><text:span text:style-name="T3">• </text:span><text:span text:style-name="T1">eqüilátero (3 lados iguais); </text:span><text:line-break/><text:span text:style-name="T3">• </text:span><text:span text:style-name="T1">isósceles (2 lados iguais); </text:span><text:line-break/><text:span text:style-name="T3">• </text:span><text:span text:style-name="T1">escaleno (3 lados diferentes).</text:span><text:line-break/><text:line-break/><text:line-break/><text:line-break/><text:span text:style-name="T1">Nos exercícios seguintes, deve ser usado o seguinte array para a resolução: </text:span><text:line-break/><text:line-break/><text:span text:style-name="T1">int a [] ={32,45,89,66,12,35,10,96,38,15,13,11,65,81,35,64,16,89,54,19};</text:span><text:line-break/><text:line-break/><text:span text:style-name="T1">Crie funções que aplicadas ao array a, retornem os resultados solicitados que devem ser exibidos na console por fora das funções:</text:span><text:line-break/><text:line-break/><text:soft-page-break/><text:span text:style-name="T1">13) Retornar uma cópia do vetor a. </text:span><text:line-break/><text:line-break/><text:span text:style-name="T1">Resposta: 32 45 89 66 12 35 10 96 38 15 13 11 65 81 35 64 16 89 54 19 </text:span><text:line-break/><text:line-break/><text:line-break/><text:span text:style-name="T1">14) Retornar uma cópia revertida do vetor a (a ordem dos elementos deve ser trocada). </text:span><text:line-break/><text:line-break/><text:span text:style-name="T1">Resposta: 19 54 89 16 64 35 81 65 11 13 15 38 96 10 35 12 66 89 45 32 </text:span><text:line-break/><text:line-break/><text:line-break/><text:span text:style-name="T1">15) Retornar o valor do maior elemento (conteúdo) de a. </text:span><text:line-break/><text:line-break/><text:span text:style-name="T1">Resposta: 96 </text:span><text:line-break/><text:line-break/><text:line-break/><text:span text:style-name="T1">16) Retornar o índice (posição) do menor elemento (conteúdo) de a. Em caso de empate, o índice indicado deve ser o menor. </text:span><text:line-break/><text:line-break/><text:span text:style-name="T1">Resposta: 6 </text:span><text:line-break/><text:line-break/><text:span text:style-name="T1">(Note que a[6] = 10 é o menor elemento (conteúdo) presente no vetor a.) </text:span><text:line-break/><text:line-break/><text:span text:style-name="T1">Variante: modifique a função para que, em caso de empate entre dois índices (posições), indique-se o maior índice (posição). </text:span><text:line-break/><text:line-break/><text:line-break/><text:span text:style-name="T2">17</text:span><text:span text:style-name="T1">) Retornar a lista dos números que estão nos índices (posições) pares de a. </text:span><text:line-break/><text:line-break/><text:span text:style-name="T1">Resposta: 32 89 12 10 38 13 65 35 16 54 </text:span><text:line-break/><text:line-break/><text:line-break/><text:span text:style-name="T1">18) Retornar a lista dos números pares de a. </text:span><text:line-break/><text:line-break/><text:span text:style-name="T1">Resposta: 32 66 12 10 96 38 64 16 54 </text:span><text:line-break/><text:line-break/><text:line-break/><text:span text:style-name="T1">19) Retornar a lista dos índices (posições) de a que contém elementos maiores do que 50. </text:span><text:line-break/><text:line-break/><text:span text:style-name="T1">Resposta: 2 3 7 12 13 15 17 18 </text:span><text:line-break/><text:line-break/><text:line-break/><text:span text:style-name="T1">20) Retornar a média aritmética dos elementos de a (arredondada para baixo). </text:span><text:line-break/><text:line-break/><text:span text:style-name="T1">Resposta: 44 </text:span><text:line-break/><text:line-break/><text:line-break/><text:span text:style-name="T1">21) Retornar o somatório dos elementos ímpares de a. </text:span><text:line-break/><text:line-break/><text:span text:style-name="T1">Resposta: 497 </text:span><text:line-break/><text:line-break/><text:line-break/><text:span text:style-name="T1">22) Retornar o maior elemento de A que seja inferior a 50 (se não houver números inferiores a 50, a resposta deve ser 0). Considere que nunca haverá elementos negativos em a. </text:span><text:line-break/><text:line-break/><text:span text:style-name="T1">Resposta: 45 </text:span><text:line-break/><text:line-break/><text:line-break/><text:span text:style-name="T1">23) Retornar o índice do primeiro elemento ímpar de a (se não houver números ímpares em a, a resposta </text:span><text:soft-page-break/><text:span text:style-name="T1">deve ser n- o número de elementos em a ). </text:span><text:line-break/><text:line-break/><text:span text:style-name="T1">Resposta: 1 </text:span><text:line-break/><text:line-break/><text:line-break/><text:span text:style-name="T1">24) Retornar o índice do último elemento par de a (se não houver números pares em a, a resposta deve ser -1). </text:span><text:line-break/><text:line-break/><text:span text:style-name="T1">Resposta: 18 </text:span><text:line-break/><text:line-break/><text:line-break/><text:span text:style-name="T1">25) Retornar a lista decrescente dos índices de a que contenham elementos menores que 50. </text:span><text:line-break/><text:line-break/><text:span text:style-name="T1">Resposta: 19 16 14 11 10 9 8 6 5 4 1 0 </text:span><text:line-break/><text:line-break/><text:line-break/><text:span text:style-name="T1">26) Retornar a lista dos índices de a em que aparecem elementos menores do que os que estão no índice seguinte. O último índice do vetor não deve ser considerado. </text:span><text:line-break/><text:line-break/><text:span text:style-name="T1">Resposta: 0 1 4 6 11 12 14 16 </text:span><text:line-break/><text:line-break/><text:line-break/><text:span text:style-name="T2">27</text:span><text:span text:style-name="T1">) Retornar a lista dos índices de a em que aparecem elementos que são a média aritmética dos seus vizinhos à esquerda e à direita. O primeiro e o último índice não devem ser considerados. </text:span><text:line-break/><text:line-break/><text:span text:style-name="T1">Resposta: 10 18 </text:span><text:line-break/><text:line-break/><text:line-break/><text:span text:style-name="T2">28</text:span><text:span text:style-name="T1">) Retornar a lista dos índices de a que contém o mesmo elemento que está no índice "simétrico": O primeiro elemento deve ser comparado com o último, o segundo com o penúltimo e assim por diante. Um par de números só deve ser comparado uma vez, ou seja, se a[3] = a[16] apenas o 3 deve aparecer na lista. </text:span><text:line-break/><text:line-break/><text:span text:style-name="T1">Resposta: 2 5 </text:span><text:line-break/><text:line-break/><text:line-break/><text:span text:style-name="T1">29) Retornar um a "filtrado?. O primeiro e o último elemento se mantém iguais, mas os elementos internos devem ser modificados da seguinte maneira: cada elemento conterá a média aritmética do número na sua posição correspondente e dos dois números vizinhos. </text:span><text:line-break/><text:line-break/><text:span text:style-name="T1">Resposta: 32 55 66 55 37 19 47 48 49 22 13 29 52 60 60 38 56 53 54 19 </text:span><text:line-break/><text:line-break/><text:line-break/><text:span text:style-name="T1">30) Retornar um array com o maior elemento de a, enquanto na segunda posição deve retornar o segundo maior elemento de a. Você pode supor que a tenha pelo menos dois elementos. </text:span><text:line-break/><text:line-break/><text:span text:style-name="T1">Resposta: 96 89 </text:span><text:line-break/><text:line-break/><text:span text:style-name="T2">31</text:span><text:span text:style-name="T1">) Retornar a lista dos elementos de a que são primos. </text:span><text:line-break/><text:line-break/><text:span text:style-name="T1">Resposta: 89 13 11 89 19 </text:span><text:line-break/><text:line-break/><text:line-break/><text:span text:style-name="T1">32) Retornar a ordenado de forma crescente ou "ordem não-decrescente", já que poderá haver números repetidos. </text:span><text:line-break/><text:line-break/><text:span text:style-name="T1">Resposta: 10 11 12 13 15 16 19 32 35 35 38 45 54 64 65 66 81 89 89 96 </text:span><text:line-break/><text:line-break/><text:soft-page-break/><text:line-break/><text:span text:style-name="T1">33) Retornar os elementos de a, removendo-se os que aparecem apenas uma vez. Os que aparecem mais de uma vez devem aparecer tantas vezes quantas apareciam em a. </text:span><text:line-break/><text:line-break/><text:span text:style-name="T1">Resposta: 89 35 35 891) Elaborar programa em Java para:</text:span><text:line-break/><text:span text:style-name="T3">• </text:span><text:span text:style-name="T1">Ler o sexo e a altura (h) de uma pessoa</text:span><text:line-break/><text:span text:style-name="T3">• </text:span><text:span text:style-name="T1">Calcular e apresentar seu peso (massa) ideal dada por:</text:span><text:line-break/><text:span text:style-name="T1">o Homens: (72.7 * h) - 58</text:span><text:line-break/><text:span text:style-name="T1">o Mulheres: (62.1 * h) - 44.7</text:span><text:line-break/><text:span text:style-name="T3">• </text:span><text:span text:style-name="T1">Ler o peso e calcular o IMC como sendo o razão entre o peso e o quadrado da altura. Exibir o resultado de acordo com a tabela a seguir:</text:span><text:line-break/><text:span text:style-name="T1">Resultado Situação</text:span><text:line-break/><text:span text:style-name="T1">Abaixo de 17 Muito abaixo do peso</text:span><text:line-break/><text:span text:style-name="T1">Entre 17 e 18,49 Abaixo do peso</text:span><text:line-break/><text:span text:style-name="T1">Entre 18,5 e 24,99 Peso normal</text:span><text:line-break/><text:span text:style-name="T1">Entre 25 e 29,99 Acima do peso</text:span><text:line-break/><text:span text:style-name="T1">Entre 30 e 34,99 Obesidade I</text:span><text:line-break/><text:span text:style-name="T1">Entre 35 e 39,99 Obesidade II (severa)</text:span><text:line-break/><text:span text:style-name="T1">Acima de 40 Obesidade III (mórbida)</text:span></text:p>
      <text:p text:style-name="P1"/>
      <text:p text:style-name="P2"><text:span text:style-name="T22">9</text:span>)</text:p>
      <text:p text:style-name="P1"/>
      <text:p text:style-name="P5">FOR:</text:p>
      <text:p text:style-name="P1"><text:span text:style-name="T4">public</text:span><text:span text:style-name="T9"> </text:span><text:span text:style-name="T4">class</text:span><text:span text:style-name="T9"> trabfacul {</text:span></text:p>
      <text:p text:style-name="P4"/>
      <text:p text:style-name="P4"/>
      <text:p text:style-name="P3"><text:span text:style-name="T9"><text:s text:c="4"/></text:span><text:span text:style-name="T4">public</text:span><text:span text:style-name="T9"> </text:span><text:span text:style-name="T4">static</text:span><text:span text:style-name="T9"> </text:span><text:span text:style-name="T4">void</text:span><text:span text:style-name="T9"> main(String[] </text:span><text:span text:style-name="T14">args</text:span><text:span text:style-name="T9">) {</text:span></text:p>
      <text:p text:style-name="P7"><text:s text:c="8"/></text:p>
      <text:p text:style-name="P3"><text:span text:style-name="T9"><text:s text:c="8"/></text:span><text:span text:style-name="T4">double</text:span><text:span text:style-name="T9"> </text:span><text:span text:style-name="T14">total</text:span><text:span text:style-name="T9">=1,</text:span><text:span text:style-name="T14">totale</text:span><text:span text:style-name="T9">=1;</text:span></text:p>
      <text:p text:style-name="P7"><text:s text:c="8"/></text:p>
      <text:p text:style-name="P3"><text:span text:style-name="T9"><text:s text:c="8"/></text:span><text:span text:style-name="T4">for</text:span><text:span text:style-name="T9">(</text:span><text:span text:style-name="T4">double</text:span><text:span text:style-name="T9"> </text:span><text:span text:style-name="T14">i</text:span><text:span text:style-name="T9">=1; </text:span><text:span text:style-name="T14">i</text:span><text:span text:style-name="T9">&lt;=100; </text:span><text:span text:style-name="T14">i</text:span><text:span text:style-name="T9">++){</text:span></text:p>
      <text:p text:style-name="P3"><text:span text:style-name="T9"><text:s text:c="8"/><text:tab/></text:span><text:span text:style-name="T14">totale</text:span><text:span text:style-name="T9">=</text:span><text:span text:style-name="T14">total</text:span><text:span text:style-name="T9">;</text:span></text:p>
      <text:p text:style-name="P3"><text:span text:style-name="T9"><text:s text:c="12"/></text:span><text:span text:style-name="T14">total</text:span><text:span text:style-name="T9">=</text:span><text:span text:style-name="T14">total</text:span><text:span text:style-name="T9">+1/</text:span><text:span text:style-name="T14">i</text:span><text:span text:style-name="T9">;</text:span></text:p>
      <text:p text:style-name="P3"><text:span text:style-name="T9"><text:s text:c="12"/>System.</text:span><text:span text:style-name="T16">out</text:span><text:span text:style-name="T9">.println(</text:span><text:span text:style-name="T14">totale</text:span><text:span text:style-name="T9"> + </text:span><text:span text:style-name="T20">" + <text:s/>1 / "</text:span><text:span text:style-name="T9"> + </text:span><text:span text:style-name="T14">i</text:span><text:span text:style-name="T9"> + </text:span><text:span text:style-name="T20">" = "</text:span><text:span text:style-name="T9"> + </text:span><text:span text:style-name="T14">total</text:span><text:span text:style-name="T9">);</text:span></text:p>
      <text:p text:style-name="P7"><text:s text:c="8"/>}</text:p>
      <text:p text:style-name="P3"><text:span text:style-name="T9"><text:s text:c="8"/>System.</text:span><text:span text:style-name="T16">out</text:span><text:span text:style-name="T9">.print(</text:span><text:span text:style-name="T14">total</text:span><text:span text:style-name="T9">);</text:span></text:p>
      <text:p text:style-name="P7"><text:s text:c="7"/></text:p>
      <text:p text:style-name="P7"><text:s text:c="4"/>}</text:p>
      <text:p text:style-name="P7"><text:s text:c="4"/></text:p>
      <text:p text:style-name="P7">}</text:p>
      <text:p text:style-name="P11"/>
      <text:p text:style-name="P11"/>
      <text:p text:style-name="P12">WHILE:</text:p>
      <text:p text:style-name="P5"><text:span text:style-name="T4">public</text:span><text:span text:style-name="T9"> </text:span><text:span text:style-name="T4">class</text:span><text:span text:style-name="T9"> trabfacul {</text:span></text:p>
      <text:p text:style-name="P4"/>
      <text:p text:style-name="P4"/>
      <text:p text:style-name="P3"><text:span text:style-name="T9"><text:s text:c="4"/></text:span><text:span text:style-name="T4">public</text:span><text:span text:style-name="T9"> </text:span><text:span text:style-name="T4">static</text:span><text:span text:style-name="T9"> </text:span><text:span text:style-name="T4">void</text:span><text:span text:style-name="T9"> main(String[] </text:span><text:span text:style-name="T14">args</text:span><text:span text:style-name="T9">) {</text:span></text:p>
      <text:p text:style-name="P7"><text:s text:c="8"/></text:p>
      <text:p text:style-name="P3"><text:span text:style-name="T9"><text:s text:c="8"/></text:span><text:span text:style-name="T4">double</text:span><text:span text:style-name="T9"> </text:span><text:span text:style-name="T14">i</text:span><text:span text:style-name="T9">=1,</text:span><text:span text:style-name="T14">total</text:span><text:span text:style-name="T9">=1,</text:span><text:span text:style-name="T14">totale</text:span><text:span text:style-name="T9">=1;</text:span></text:p>
      <text:p text:style-name="P7"><text:s text:c="8"/></text:p>
      <text:p text:style-name="P3"><text:span text:style-name="T9"><text:s text:c="8"/></text:span><text:span text:style-name="T4">while</text:span><text:span text:style-name="T9">(</text:span><text:span text:style-name="T14">i</text:span><text:span text:style-name="T9">&lt;=100){</text:span></text:p>
      <text:p text:style-name="P3"><text:span text:style-name="T9"><text:s text:c="8"/><text:tab/></text:span><text:span text:style-name="T14">totale</text:span><text:span text:style-name="T9">=</text:span><text:span text:style-name="T14">total</text:span><text:span text:style-name="T9">;</text:span></text:p>
      <text:p text:style-name="P3"><text:span text:style-name="T9"><text:s text:c="12"/></text:span><text:span text:style-name="T14">total</text:span><text:span text:style-name="T9">=</text:span><text:span text:style-name="T14">total</text:span><text:span text:style-name="T9">+1/</text:span><text:span text:style-name="T14">i</text:span><text:span text:style-name="T9">;</text:span></text:p>
      <text:p text:style-name="P3"><text:span text:style-name="T9"><text:s text:c="12"/>System.</text:span><text:span text:style-name="T16">out</text:span><text:span text:style-name="T9">.println(</text:span><text:span text:style-name="T14">totale</text:span><text:span text:style-name="T9"> + </text:span><text:span text:style-name="T20">" + <text:s/>1 / "</text:span><text:span text:style-name="T9"> + </text:span><text:span text:style-name="T14">i</text:span><text:span text:style-name="T9"> + </text:span><text:span text:style-name="T20">" = "</text:span><text:span text:style-name="T9"> + </text:span><text:span text:style-name="T14">total</text:span><text:span text:style-name="T9">);</text:span></text:p>
      <text:p text:style-name="P3"><text:span text:style-name="T9"><text:s text:c="12"/></text:span><text:span text:style-name="T14">i</text:span><text:span text:style-name="T9">++;</text:span></text:p>
      <text:p text:style-name="P7"><text:s text:c="8"/>}</text:p>
      <text:p text:style-name="P3"><text:span text:style-name="T9"><text:s text:c="8"/>System.</text:span><text:span text:style-name="T16">out</text:span><text:span text:style-name="T9">.print(</text:span><text:span text:style-name="T14">total</text:span><text:span text:style-name="T9">);</text:span></text:p>
      <text:p text:style-name="P7"><text:s text:c="7"/></text:p>
      <text:p text:style-name="P7"><text:s text:c="4"/>}</text:p>
      <text:p text:style-name="P7"><text:s text:c="4"/></text:p>
      <text:p text:style-name="P7">}</text:p>
      <text:p text:style-name="P4"><text:soft-page-break/></text:p>
      <text:p text:style-name="P13"><text:span text:style-name="T22">10</text:span>)</text:p>
      <text:p text:style-name="P10">import java.util.ArrayList;</text:p>
      <text:p text:style-name="P10">import java.util.Scanner;</text:p>
      <text:p text:style-name="P10"/>
      <text:p text:style-name="P10">public class newtrab {</text:p>
      <text:p text:style-name="P10"/>
      <text:p text:style-name="P10"><text:tab/>public static void main(String[] args) {</text:p>
      <text:p text:style-name="P10"><text:tab/><text:tab/>int aux;</text:p>
      <text:p text:style-name="P10"><text:tab/><text:tab/>Scanner sc = new Scanner(System.in);</text:p>
      <text:p text:style-name="P10"><text:tab/><text:tab/>ArrayList&lt;Integer&gt; todo = new ArrayList&lt;Integer&gt;(0);</text:p>
      <text:p text:style-name="P10"><text:tab/><text:tab/>int num;</text:p>
      <text:p text:style-name="P10"/>
      <text:p text:style-name="P10"><text:tab/><text:tab/>do {</text:p>
      <text:p text:style-name="P10"><text:tab/><text:tab/><text:tab/>System.out.printf("Digite o " + (todo.size() + 1) + "º numero: ");</text:p>
      <text:p text:style-name="P10"><text:tab/><text:tab/><text:tab/>num = sc.nextInt();</text:p>
      <text:p text:style-name="P10"><text:tab/><text:tab/><text:tab/>todo.add(num);</text:p>
      <text:p text:style-name="P10"><text:tab/><text:tab/>} while (num != 0);</text:p>
      <text:p text:style-name="P10"/>
      <text:p text:style-name="P10"><text:tab/><text:tab/>Integer[] vetor = (Integer[]) todo.toArray(new Integer[todo.size()]);</text:p>
      <text:p text:style-name="P10"/>
      <text:p text:style-name="P10"><text:tab/><text:tab/>for (int f = 0; f &lt; vetor.length; f++) {</text:p>
      <text:p text:style-name="P10"><text:tab/><text:tab/><text:tab/>for (int g = 0; g &lt; vetor.length; g++) {</text:p>
      <text:p text:style-name="P10"><text:tab/><text:tab/><text:tab/><text:tab/>if (vetor[f] &gt; vetor[g]) {</text:p>
      <text:p text:style-name="P10"><text:tab/><text:tab/><text:tab/><text:tab/><text:tab/>aux = vetor[f];</text:p>
      <text:p text:style-name="P10"><text:tab/><text:tab/><text:tab/><text:tab/><text:tab/>vetor[f] = vetor[g];</text:p>
      <text:p text:style-name="P10"><text:tab/><text:tab/><text:tab/><text:tab/><text:tab/>vetor[g] = aux;</text:p>
      <text:p text:style-name="P10"><text:tab/><text:tab/><text:tab/><text:tab/>}</text:p>
      <text:p text:style-name="P10"><text:tab/><text:tab/><text:tab/>}</text:p>
      <text:p text:style-name="P10"><text:tab/><text:tab/>}</text:p>
      <text:p text:style-name="P10"/>
      <text:p text:style-name="P10"><text:tab/><text:tab/>for (int i = 0; i &lt; vetor.length; i++) {</text:p>
      <text:p text:style-name="P10"><text:tab/><text:tab/><text:tab/>System.out.println(vetor[i]);</text:p>
      <text:p text:style-name="P10"><text:tab/><text:tab/>}</text:p>
      <text:p text:style-name="P10"/>
      <text:p text:style-name="P10"><text:tab/>}</text:p>
      <text:p text:style-name="P10">}</text:p>
      <text:p text:style-name="P15">11)</text:p>
      <text:p text:style-name="P8"><text:span text:style-name="T6">import</text:span><text:span text:style-name="T27"> javax.swing.JOptionPane;</text:span></text:p>
      <text:p text:style-name="P3"><text:span text:style-name="T4">public</text:span><text:span text:style-name="T9"> </text:span><text:span text:style-name="T4">class</text:span><text:span text:style-name="T9"> trabfacul {</text:span></text:p>
      <text:p text:style-name="P4"/>
      <text:p text:style-name="P7"><text:tab/></text:p>
      <text:p text:style-name="P4"/>
      <text:p text:style-name="P4"/>
      <text:p text:style-name="P3"><text:span text:style-name="T9"><text:tab/> <text:s text:c="3"/></text:span><text:span text:style-name="T4">public</text:span><text:span text:style-name="T9"> </text:span><text:span text:style-name="T4">static</text:span><text:span text:style-name="T9"> </text:span><text:span text:style-name="T4">void</text:span><text:span text:style-name="T9"> main (String [] </text:span><text:span text:style-name="T14">args</text:span><text:span text:style-name="T9">){</text:span></text:p>
      <text:p text:style-name="P7"><text:tab/> <text:s text:c="7"/></text:p>
      <text:p text:style-name="P3"><text:span text:style-name="T9"><text:tab/> <text:s text:c="6"/></text:span><text:span text:style-name="T4">int</text:span><text:span text:style-name="T9"> </text:span><text:span text:style-name="T14">quantiAluno</text:span><text:span text:style-name="T9">;</text:span></text:p>
      <text:p text:style-name="P3"><text:span text:style-name="T9"><text:tab/> <text:s text:c="6"/></text:span><text:span text:style-name="T4">double</text:span><text:span text:style-name="T9"> </text:span><text:span text:style-name="T14">totalMedia</text:span><text:span text:style-name="T9">=0, </text:span><text:span text:style-name="T14">mediaSala</text:span><text:span text:style-name="T9">;</text:span></text:p>
      <text:p text:style-name="P7"><text:tab/> <text:s text:c="6"/></text:p>
      <text:p text:style-name="P3"><text:span text:style-name="T9"><text:tab/> <text:s text:c="6"/></text:span><text:span text:style-name="T14">quantiAluno</text:span><text:span text:style-name="T9"> = Integer.</text:span><text:span text:style-name="T10">parseInt</text:span><text:span text:style-name="T9">(JOptionPane.</text:span><text:span text:style-name="T10">showInputDialog</text:span><text:span text:style-name="T9">(</text:span><text:span text:style-name="T20">"Digite a quantidade dos alunos"</text:span><text:span text:style-name="T9">));</text:span></text:p>
      <text:p text:style-name="P7"><text:tab/> <text:s text:c="6"/></text:p>
      <text:p text:style-name="P3"><text:span text:style-name="T9"><text:tab/> <text:s text:c="6"/></text:span><text:span text:style-name="T4">double</text:span><text:span text:style-name="T9"> [][] </text:span><text:span text:style-name="T14">alunos</text:span><text:span text:style-name="T9">= </text:span><text:span text:style-name="T4">new</text:span><text:span text:style-name="T9"> </text:span><text:span text:style-name="T4">double</text:span><text:span text:style-name="T9">[</text:span><text:span text:style-name="T14">quantiAluno</text:span><text:span text:style-name="T9">][3];</text:span></text:p>
      <text:p text:style-name="P7"><text:tab/> <text:s text:c="6"/></text:p>
      <text:p text:style-name="P3"><text:span text:style-name="T9"><text:tab/> <text:s text:c="6"/></text:span><text:span text:style-name="T23">//</text:span><text:span text:style-name="T24">Preenche</text:span><text:span text:style-name="T23"> </text:span><text:span text:style-name="T24">matriz</text:span><text:span text:style-name="T23"> </text:span><text:span text:style-name="T24">alunos</text:span></text:p>
      <text:p text:style-name="P3"><text:span text:style-name="T9"><text:tab/> <text:s text:c="6"/></text:span><text:span text:style-name="T4">for</text:span><text:span text:style-name="T9"> (</text:span><text:span text:style-name="T4">int</text:span><text:span text:style-name="T9"> </text:span><text:span text:style-name="T14">i</text:span><text:span text:style-name="T9">=0; </text:span><text:span text:style-name="T14">i</text:span><text:span text:style-name="T9">&lt;=</text:span><text:span text:style-name="T14">quantiAluno</text:span><text:span text:style-name="T9">-1; </text:span><text:span text:style-name="T14">i</text:span><text:span text:style-name="T9">++){</text:span></text:p>
      <text:p text:style-name="P3"><text:span text:style-name="T9"><text:tab/> <text:s text:c="10"/></text:span><text:span text:style-name="T4">for</text:span><text:span text:style-name="T9"> (</text:span><text:span text:style-name="T4">int</text:span><text:span text:style-name="T9"> </text:span><text:span text:style-name="T14">n</text:span><text:span text:style-name="T9">=0; </text:span><text:span text:style-name="T14">n</text:span><text:span text:style-name="T9">&lt;=2; </text:span><text:span text:style-name="T14">n</text:span><text:span text:style-name="T9">++){</text:span></text:p>
      <text:p text:style-name="P3"><text:span text:style-name="T9"><text:tab/> <text:s text:c="14"/></text:span><text:span text:style-name="T4">if</text:span><text:span text:style-name="T9">(</text:span><text:span text:style-name="T14">n</text:span><text:span text:style-name="T9">!=2){</text:span></text:p>
      <text:p text:style-name="P3"><text:span text:style-name="T9"><text:tab/> <text:s text:c="18"/></text:span><text:span text:style-name="T14">alunos</text:span><text:span text:style-name="T9">[</text:span><text:span text:style-name="T14">i</text:span><text:span text:style-name="T9">][</text:span><text:span text:style-name="T14">n</text:span><text:span text:style-name="T9">]= Double.</text:span><text:span text:style-name="T10">parseDouble</text:span><text:span text:style-name="T9"> (JOptionPane.</text:span><text:span text:style-name="T10">showInputDialog</text:span><text:span text:style-name="T9">(</text:span><text:span text:style-name="T20">"Digite a nota do "</text:span><text:span text:style-name="T9"> + (</text:span><text:span text:style-name="T14">n</text:span><text:span text:style-name="T9">+1)+</text:span><text:span text:style-name="T20">"° Bimenstre"</text:span><text:span text:style-name="T9">));</text:span></text:p>
      <text:p text:style-name="P3"><text:span text:style-name="T9"><text:tab/> <text:s text:c="14"/>}</text:span><text:span text:style-name="T4">else</text:span><text:span text:style-name="T9">{</text:span></text:p>
      <text:p text:style-name="P3"><text:span text:style-name="T9"><text:tab/> <text:s text:c="18"/></text:span><text:span text:style-name="T23">//</text:span><text:span text:style-name="T24">calcula</text:span><text:span text:style-name="T23"> </text:span><text:span text:style-name="T24">média</text:span><text:span text:style-name="T23"> do </text:span><text:span text:style-name="T24">aluno</text:span></text:p>
      <text:p text:style-name="P3"><text:soft-page-break/><text:span text:style-name="T9"><text:tab/> <text:s text:c="18"/></text:span><text:span text:style-name="T14">alunos</text:span><text:span text:style-name="T9">[</text:span><text:span text:style-name="T14">i</text:span><text:span text:style-name="T9">][2]= (</text:span><text:span text:style-name="T14">alunos</text:span><text:span text:style-name="T9">[</text:span><text:span text:style-name="T14">i</text:span><text:span text:style-name="T9">][0]+</text:span><text:span text:style-name="T14">alunos</text:span><text:span text:style-name="T9">[</text:span><text:span text:style-name="T14">i</text:span><text:span text:style-name="T9">][1])/2;</text:span></text:p>
      <text:p text:style-name="P7"><text:tab/> <text:s text:c="14"/>}</text:p>
      <text:p text:style-name="P7"><text:tab/> <text:s text:c="10"/>}</text:p>
      <text:p text:style-name="P7"><text:tab/> <text:s text:c="6"/>}</text:p>
      <text:p text:style-name="P7"><text:tab/> <text:s text:c="6"/></text:p>
      <text:p text:style-name="P3"><text:span text:style-name="T9"><text:tab/> <text:s text:c="6"/></text:span><text:span text:style-name="T23">//</text:span><text:span text:style-name="T24">Calcula</text:span><text:span text:style-name="T23"> e </text:span><text:span text:style-name="T24">mostra</text:span><text:span text:style-name="T23">: </text:span><text:span text:style-name="T24">Média</text:span><text:span text:style-name="T23"> </text:span><text:span text:style-name="T24">da</text:span><text:span text:style-name="T23"> </text:span><text:span text:style-name="T24">turma</text:span></text:p>
      <text:p text:style-name="P3"><text:span text:style-name="T9"><text:tab/> <text:s text:c="6"/></text:span><text:span text:style-name="T4">for</text:span><text:span text:style-name="T9">(</text:span><text:span text:style-name="T4">int</text:span><text:span text:style-name="T9"> </text:span><text:span text:style-name="T14">i</text:span><text:span text:style-name="T9">=0; </text:span><text:span text:style-name="T14">i</text:span><text:span text:style-name="T9">&lt;=</text:span><text:span text:style-name="T14">quantiAluno</text:span><text:span text:style-name="T9">-1; </text:span><text:span text:style-name="T14">i</text:span><text:span text:style-name="T9">++){</text:span></text:p>
      <text:p text:style-name="P3"><text:span text:style-name="T9"><text:tab/> <text:s text:c="10"/></text:span><text:span text:style-name="T14">totalMedia</text:span><text:span text:style-name="T9"> += </text:span><text:span text:style-name="T14">alunos</text:span><text:span text:style-name="T9">[</text:span><text:span text:style-name="T14">i</text:span><text:span text:style-name="T9">][2];</text:span></text:p>
      <text:p text:style-name="P7"><text:tab/> <text:s text:c="6"/>}</text:p>
      <text:p text:style-name="P3"><text:span text:style-name="T9"><text:tab/> <text:s text:c="6"/></text:span><text:span text:style-name="T14">mediaSala</text:span><text:span text:style-name="T9"> = </text:span><text:span text:style-name="T14">totalMedia</text:span><text:span text:style-name="T9">/</text:span><text:span text:style-name="T14">quantiAluno</text:span><text:span text:style-name="T9">;</text:span></text:p>
      <text:p text:style-name="P3"><text:span text:style-name="T9"><text:tab/> <text:s text:c="6"/>System.</text:span><text:span text:style-name="T16">out</text:span><text:span text:style-name="T9">.println(</text:span><text:span text:style-name="T20">"Média da sala: "</text:span><text:span text:style-name="T9">+</text:span><text:span text:style-name="T14">mediaSala</text:span><text:span text:style-name="T9">);</text:span></text:p>
      <text:p text:style-name="P7"><text:tab/> <text:s text:c="6"/></text:p>
      <text:p text:style-name="P7"><text:tab/> <text:s text:c="6"/></text:p>
      <text:p text:style-name="P3"><text:span text:style-name="T9"><text:tab/> <text:s text:c="6"/></text:span><text:span text:style-name="T23">//</text:span><text:span text:style-name="T24">Apresenta</text:span><text:span text:style-name="T23">: Nota1, Nota2 e </text:span><text:span text:style-name="T24">Média</text:span><text:span text:style-name="T23"> </text:span><text:span text:style-name="T24">de</text:span><text:span text:style-name="T23"> </text:span><text:span text:style-name="T24">cada</text:span><text:span text:style-name="T23"> </text:span><text:span text:style-name="T24">aluno</text:span></text:p>
      <text:p text:style-name="P3"><text:span text:style-name="T9"><text:tab/> <text:s text:c="6"/></text:span><text:span text:style-name="T4">for</text:span><text:span text:style-name="T9"> (</text:span><text:span text:style-name="T4">int</text:span><text:span text:style-name="T9"> </text:span><text:span text:style-name="T14">i</text:span><text:span text:style-name="T9">=0; </text:span><text:span text:style-name="T14">i</text:span><text:span text:style-name="T9">&lt;=</text:span><text:span text:style-name="T14">quantiAluno</text:span><text:span text:style-name="T9">-1; </text:span><text:span text:style-name="T14">i</text:span><text:span text:style-name="T9">++){</text:span></text:p>
      <text:p text:style-name="P3"><text:span text:style-name="T9"><text:tab/> <text:s text:c="10"/>System.</text:span><text:span text:style-name="T16">out</text:span><text:span text:style-name="T9">.print(</text:span><text:span text:style-name="T20">"Aluno"</text:span><text:span text:style-name="T9"> + (</text:span><text:span text:style-name="T14">i</text:span><text:span text:style-name="T9">+1) + </text:span><text:span text:style-name="T20">"-&gt; "</text:span><text:span text:style-name="T9">);</text:span></text:p>
      <text:p text:style-name="P3"><text:span text:style-name="T9"><text:tab/> <text:s text:c="10"/></text:span><text:span text:style-name="T4">for</text:span><text:span text:style-name="T9"> (</text:span><text:span text:style-name="T4">int</text:span><text:span text:style-name="T9"> </text:span><text:span text:style-name="T14">n</text:span><text:span text:style-name="T9">=0; </text:span><text:span text:style-name="T14">n</text:span><text:span text:style-name="T9">&lt;=2; </text:span><text:span text:style-name="T14">n</text:span><text:span text:style-name="T9">++){</text:span></text:p>
      <text:p text:style-name="P3"><text:span text:style-name="T9"><text:tab/> <text:s text:c="14"/></text:span><text:span text:style-name="T4">if</text:span><text:span text:style-name="T9">(</text:span><text:span text:style-name="T14">n</text:span><text:span text:style-name="T9">!=2){</text:span></text:p>
      <text:p text:style-name="P3"><text:span text:style-name="T9"><text:tab/> <text:s text:c="18"/>System.</text:span><text:span text:style-name="T16">out</text:span><text:span text:style-name="T9">.print(</text:span><text:span text:style-name="T20">"Nota"</text:span><text:span text:style-name="T9">+(</text:span><text:span text:style-name="T14">n</text:span><text:span text:style-name="T9">+1)+</text:span><text:span text:style-name="T20">": "</text:span><text:span text:style-name="T9"> + </text:span><text:span text:style-name="T14">alunos</text:span><text:span text:style-name="T9">[</text:span><text:span text:style-name="T14">i</text:span><text:span text:style-name="T9">][</text:span><text:span text:style-name="T14">n</text:span><text:span text:style-name="T9">] + </text:span><text:span text:style-name="T20">"; "</text:span><text:span text:style-name="T9">);</text:span></text:p>
      <text:p text:style-name="P3"><text:span text:style-name="T9"><text:tab/> <text:s text:c="14"/>}</text:span><text:span text:style-name="T4">else</text:span><text:span text:style-name="T9">{ <text:s/></text:span></text:p>
      <text:p text:style-name="P3"><text:span text:style-name="T9"><text:tab/> <text:s text:c="18"/></text:span><text:span text:style-name="T23">//</text:span><text:span text:style-name="T24">Mostra</text:span><text:span text:style-name="T23"> </text:span><text:span text:style-name="T24">média</text:span></text:p>
      <text:p text:style-name="P3"><text:span text:style-name="T9"><text:tab/> <text:s text:c="18"/>System.</text:span><text:span text:style-name="T16">out</text:span><text:span text:style-name="T9">.print(</text:span><text:span text:style-name="T20">"Média: "</text:span><text:span text:style-name="T9"> + </text:span><text:span text:style-name="T14">alunos</text:span><text:span text:style-name="T9">[</text:span><text:span text:style-name="T14">i</text:span><text:span text:style-name="T9">][2]);</text:span></text:p>
      <text:p text:style-name="P7"><text:tab/> <text:s text:c="14"/>}</text:p>
      <text:p text:style-name="P7"><text:tab/> <text:s text:c="10"/>}</text:p>
      <text:p text:style-name="P3"><text:span text:style-name="T9"><text:tab/> <text:s text:c="10"/>System.</text:span><text:span text:style-name="T16">out</text:span><text:span text:style-name="T9">.println();</text:span></text:p>
      <text:p text:style-name="P7"><text:tab/> <text:s text:c="6"/>}</text:p>
      <text:p text:style-name="P7"><text:tab/> <text:s text:c="3"/>}</text:p>
      <text:p text:style-name="P7"><text:tab/>}</text:p>
      <text:p text:style-name="P7"><text:s text:c="4"/></text:p>
      <text:p text:style-name="P4"/>
      <text:p text:style-name="P4"/>
      <text:p text:style-name="P8"><text:s text:c="4"/></text:p>
      <text:p text:style-name="P4"/>
      <text:p text:style-name="P14">17)</text:p>
      <text:p text:style-name="P6"><text:span text:style-name="T5">public</text:span><text:span text:style-name="T9"> </text:span><text:span text:style-name="T5">class</text:span><text:span text:style-name="T9"> Função {</text:span></text:p>
      <text:p text:style-name="P7"><text:tab/></text:p>
      <text:p text:style-name="P3"><text:span text:style-name="T9"><text:tab/></text:span><text:span text:style-name="T4">public</text:span><text:span text:style-name="T9"> </text:span><text:span text:style-name="T4">static</text:span><text:span text:style-name="T9"> </text:span><text:span text:style-name="T4">void</text:span><text:span text:style-name="T9"> main(String[] </text:span><text:span text:style-name="T14">args</text:span><text:span text:style-name="T9">){</text:span></text:p>
      <text:p text:style-name="P7"><text:tab/><text:tab/></text:p>
      <text:p text:style-name="P3"><text:span text:style-name="T9"><text:tab/>System.</text:span><text:span text:style-name="T16">out</text:span><text:span text:style-name="T9">.println(</text:span><text:span text:style-name="T10">Numbemposipar</text:span><text:span text:style-name="T9">());</text:span></text:p>
      <text:p text:style-name="P7">}</text:p>
      <text:p text:style-name="P3"><text:span text:style-name="T9"><text:tab/></text:span><text:span text:style-name="T4">public</text:span><text:span text:style-name="T9"> </text:span><text:span text:style-name="T4">static</text:span><text:span text:style-name="T9"> </text:span><text:span text:style-name="T4">int</text:span><text:span text:style-name="T9"> </text:span><text:span text:style-name="T11">Numbemposipar()</text:span><text:span text:style-name="T9">{ <text:s/></text:span></text:p>
      <text:p text:style-name="P7"><text:tab/> <text:s text:c="3"/></text:p>
      <text:p text:style-name="P3"><text:span text:style-name="T9"><text:tab/><text:tab/></text:span><text:span text:style-name="T4">int</text:span><text:span text:style-name="T9"> </text:span><text:span text:style-name="T14">a</text:span><text:span text:style-name="T9"> [] ={32,45,89,66,12,35,10,96,38,15,13,11,65,81,35,64,16,89,54,19}; </text:span></text:p>
      <text:p text:style-name="P7"><text:tab/> <text:s text:c="2"/></text:p>
      <text:p text:style-name="P7"><text:tab/> <text:s text:c="6"/></text:p>
      <text:p text:style-name="P3"><text:span text:style-name="T9"><text:tab/> <text:s text:c="7"/></text:span><text:span text:style-name="T4">for</text:span><text:span text:style-name="T9">(</text:span><text:span text:style-name="T4">int</text:span><text:span text:style-name="T9"> </text:span><text:span text:style-name="T14">linha</text:span><text:span text:style-name="T9">=0;</text:span><text:span text:style-name="T14">linha</text:span><text:span text:style-name="T9">&lt;</text:span><text:span text:style-name="T14">a</text:span><text:span text:style-name="T9">.</text:span><text:span text:style-name="T17">length</text:span><text:span text:style-name="T9">;</text:span><text:span text:style-name="T14">linha</text:span><text:span text:style-name="T9">++){ <text:s/></text:span></text:p>
      <text:p text:style-name="P7"><text:tab/> <text:s text:c="11"/></text:p>
      <text:p text:style-name="P3"><text:span text:style-name="T9"><text:tab/> <text:s text:c="11"/></text:span><text:span text:style-name="T4">if</text:span><text:span text:style-name="T9">(</text:span><text:span text:style-name="T14">a</text:span><text:span text:style-name="T9">[</text:span><text:span text:style-name="T14">linha</text:span><text:span text:style-name="T9">]%2==0){ <text:s/></text:span></text:p>
      <text:p text:style-name="P3"><text:span text:style-name="T9"><text:tab/> <text:s text:c="14"/></text:span><text:span text:style-name="T4">int</text:span><text:span text:style-name="T9"> </text:span><text:span text:style-name="T14">b</text:span><text:span text:style-name="T9"> = </text:span><text:span text:style-name="T14">a</text:span><text:span text:style-name="T9">[</text:span><text:span text:style-name="T14">linha</text:span><text:span text:style-name="T9">];</text:span></text:p>
      <text:p text:style-name="P3"><text:span text:style-name="T9"><text:tab/> <text:s text:c="11"/><text:tab/></text:span><text:span text:style-name="T4">return</text:span><text:span text:style-name="T9"> </text:span><text:span text:style-name="T14">b</text:span><text:span text:style-name="T9">; <text:s text:c="23"/></text:span></text:p>
      <text:p text:style-name="P7"><text:tab/> <text:s text:c="11"/>} <text:s text:c="16"/></text:p>
      <text:p text:style-name="P7"><text:tab/> <text:s text:c="7"/>} <text:s/></text:p>
      <text:p text:style-name="P7"><text:tab/> <text:s text:c="3"/>} <text:s text:c="16"/></text:p>
      <text:p text:style-name="P7">}</text:p>
      <text:p text:style-name="P7"/>
      <text:p text:style-name="P9">27)</text:p>
      <text:p text:style-name="P17"><text:span text:style-name="T7">public</text:span><text:span text:style-name="T27"> </text:span><text:span text:style-name="T7">class</text:span><text:span text:style-name="T27"> Exe27 {</text:span></text:p>
      <text:p text:style-name="P3"><text:span text:style-name="T9"><text:tab/></text:span><text:span text:style-name="T23">// </text:span><text:span text:style-name="T24">Diego</text:span><text:span text:style-name="T23"> </text:span><text:span text:style-name="T24">de</text:span><text:span text:style-name="T23"> </text:span><text:span text:style-name="T24">Paula</text:span><text:span text:style-name="T23"> </text:span><text:span text:style-name="T24">Borges</text:span><text:span text:style-name="T23"> 1004408</text:span></text:p>
      <text:p text:style-name="P3"><text:span text:style-name="T9"><text:tab/></text:span><text:span text:style-name="T4">public</text:span><text:span text:style-name="T9"> </text:span><text:span text:style-name="T4">static</text:span><text:span text:style-name="T9"> </text:span><text:span text:style-name="T4">void</text:span><text:span text:style-name="T9"> main(String[] </text:span><text:span text:style-name="T14">args</text:span><text:span text:style-name="T9">) {</text:span></text:p>
      <text:p text:style-name="P4"/>
      <text:p text:style-name="P3"><text:span text:style-name="T9"><text:tab/><text:tab/></text:span><text:span text:style-name="T4">int</text:span><text:span text:style-name="T9"> </text:span><text:span text:style-name="T14">i</text:span><text:span text:style-name="T9"> = 0;</text:span></text:p>
      <text:p text:style-name="P4"/>
      <text:p text:style-name="P3"><text:soft-page-break/><text:span text:style-name="T9"><text:tab/><text:tab/></text:span><text:span text:style-name="T4">int</text:span><text:span text:style-name="T9"> </text:span><text:span text:style-name="T14">b</text:span><text:span text:style-name="T9">[] = </text:span><text:span text:style-name="T10">Numb</text:span><text:span text:style-name="T9">();</text:span></text:p>
      <text:p text:style-name="P4"/>
      <text:p text:style-name="P3"><text:span text:style-name="T9"><text:tab/><text:tab/></text:span><text:span text:style-name="T4">while</text:span><text:span text:style-name="T9"> (</text:span><text:span text:style-name="T14">i</text:span><text:span text:style-name="T9"> &lt; 18) {</text:span></text:p>
      <text:p text:style-name="P4"/>
      <text:p text:style-name="P3"><text:span text:style-name="T9"><text:tab/><text:tab/><text:tab/>System.</text:span><text:span text:style-name="T16">out</text:span><text:span text:style-name="T9">.print(</text:span><text:span text:style-name="T14">b</text:span><text:span text:style-name="T9">[</text:span><text:span text:style-name="T14">i</text:span><text:span text:style-name="T9">] + </text:span><text:span text:style-name="T20">" "</text:span><text:span text:style-name="T9">);</text:span></text:p>
      <text:p text:style-name="P4"/>
      <text:p text:style-name="P3"><text:span text:style-name="T9"><text:tab/><text:tab/><text:tab/></text:span><text:span text:style-name="T14">i</text:span><text:span text:style-name="T9">++;</text:span></text:p>
      <text:p text:style-name="P4"/>
      <text:p text:style-name="P3"><text:span text:style-name="T9"><text:tab/><text:tab/>}</text:span></text:p>
      <text:p text:style-name="P4"/>
      <text:p text:style-name="P3"><text:span text:style-name="T9"><text:tab/>}</text:span></text:p>
      <text:p text:style-name="P4"/>
      <text:p text:style-name="P3"><text:span text:style-name="T9"><text:tab/></text:span><text:span text:style-name="T4">private</text:span><text:span text:style-name="T9"> </text:span><text:span text:style-name="T4">static</text:span><text:span text:style-name="T9"> </text:span><text:span text:style-name="T4">int</text:span><text:span text:style-name="T9">[] Numb() {</text:span></text:p>
      <text:p text:style-name="P4"/>
      <text:p text:style-name="P3"><text:span text:style-name="T9"><text:tab/><text:tab/></text:span><text:span text:style-name="T4">int</text:span><text:span text:style-name="T9"> </text:span><text:span text:style-name="T14">a</text:span><text:span text:style-name="T9">[] = { 32, 45, 89, 66, 12, 35, 10, 96, 38, 15, 13, 11, 65, 81, 35,</text:span></text:p>
      <text:p text:style-name="P3"><text:span text:style-name="T9"><text:tab/><text:tab/><text:tab/><text:tab/>64, 16, 89, 54, 19 };</text:span></text:p>
      <text:p text:style-name="P4"/>
      <text:p text:style-name="P3"><text:span text:style-name="T9"><text:tab/><text:tab/></text:span><text:span text:style-name="T4">int</text:span><text:span text:style-name="T9"> </text:span><text:span text:style-name="T14">vetor</text:span><text:span text:style-name="T9">[] = </text:span><text:span text:style-name="T4">new</text:span><text:span text:style-name="T9"> </text:span><text:span text:style-name="T4">int</text:span><text:span text:style-name="T9">[18];</text:span></text:p>
      <text:p text:style-name="P4"/>
      <text:p text:style-name="P3"><text:span text:style-name="T9"><text:tab/><text:tab/></text:span><text:span text:style-name="T4">int</text:span><text:span text:style-name="T9"> </text:span><text:span text:style-name="T14">md</text:span><text:span text:style-name="T9">;</text:span></text:p>
      <text:p text:style-name="P4"/>
      <text:p text:style-name="P3"><text:span text:style-name="T9"><text:tab/><text:tab/></text:span><text:span text:style-name="T4">for</text:span><text:span text:style-name="T9"> (</text:span><text:span text:style-name="T4">int</text:span><text:span text:style-name="T9"> </text:span><text:span text:style-name="T14">linha</text:span><text:span text:style-name="T9"> = 1; </text:span><text:span text:style-name="T14">linha</text:span><text:span text:style-name="T9"> &lt; </text:span><text:span text:style-name="T14">a</text:span><text:span text:style-name="T9">.</text:span><text:span text:style-name="T17">length</text:span><text:span text:style-name="T9"> - 1; </text:span><text:span text:style-name="T14">linha</text:span><text:span text:style-name="T9">++) {</text:span></text:p>
      <text:p text:style-name="P3"><text:span text:style-name="T9"><text:tab/><text:tab/><text:tab/></text:span><text:span text:style-name="T14">md</text:span><text:span text:style-name="T9"> = (</text:span><text:span text:style-name="T14">a</text:span><text:span text:style-name="T9">[</text:span><text:span text:style-name="T14">linha</text:span><text:span text:style-name="T9"> - 1]) + (</text:span><text:span text:style-name="T14">a</text:span><text:span text:style-name="T9">[</text:span><text:span text:style-name="T14">linha</text:span><text:span text:style-name="T9"> + 1]) / 2;</text:span></text:p>
      <text:p text:style-name="P4"/>
      <text:p text:style-name="P3"><text:span text:style-name="T9"><text:tab/><text:tab/><text:tab/></text:span><text:span text:style-name="T4">if</text:span><text:span text:style-name="T9"> (</text:span><text:span text:style-name="T14">a</text:span><text:span text:style-name="T9">[</text:span><text:span text:style-name="T14">linha</text:span><text:span text:style-name="T9">] == </text:span><text:span text:style-name="T14">md</text:span><text:span text:style-name="T9">) {</text:span></text:p>
      <text:p text:style-name="P3"><text:span text:style-name="T9"><text:tab/><text:tab/><text:tab/><text:tab/></text:span><text:span text:style-name="T14">vetor</text:span><text:span text:style-name="T9">[</text:span><text:span text:style-name="T14">linha</text:span><text:span text:style-name="T9">] = </text:span><text:span text:style-name="T14">md</text:span><text:span text:style-name="T9">;</text:span></text:p>
      <text:p text:style-name="P4"/>
      <text:p text:style-name="P3"><text:span text:style-name="T9"><text:tab/><text:tab/><text:tab/>}</text:span></text:p>
      <text:p text:style-name="P4"/>
      <text:p text:style-name="P3"><text:span text:style-name="T9"><text:tab/><text:tab/>}</text:span></text:p>
      <text:p text:style-name="P3"><text:span text:style-name="T9"><text:tab/><text:tab/></text:span><text:span text:style-name="T4">return</text:span><text:span text:style-name="T9"> </text:span><text:span text:style-name="T14">vetor</text:span><text:span text:style-name="T9">;</text:span></text:p>
      <text:p text:style-name="P4"/>
      <text:p text:style-name="P3"><text:span text:style-name="T9"><text:tab/>}</text:span></text:p>
      <text:p text:style-name="P4"/>
      <text:p text:style-name="P3"><text:span text:style-name="T9">}</text:span></text:p>
      <text:p text:style-name="P17"/>
      <text:p text:style-name="P18">28)</text:p>
      <text:p text:style-name="P18"><text:span text:style-name="T7">public</text:span><text:span text:style-name="T27"> </text:span><text:span text:style-name="T7">class</text:span><text:span text:style-name="T27"> ex28 {</text:span></text:p>
      <text:p text:style-name="P3"><text:span text:style-name="T9"><text:tab/></text:span><text:span text:style-name="T23">// </text:span><text:span text:style-name="T24">Diego</text:span><text:span text:style-name="T23"> </text:span><text:span text:style-name="T24">de</text:span><text:span text:style-name="T23"> </text:span><text:span text:style-name="T24">Paula</text:span><text:span text:style-name="T23"> </text:span><text:span text:style-name="T24">Borges</text:span><text:span text:style-name="T23"> 1004408</text:span></text:p>
      <text:p text:style-name="P3"><text:span text:style-name="T9"><text:tab/></text:span><text:span text:style-name="T4">public</text:span><text:span text:style-name="T9"> </text:span><text:span text:style-name="T4">static</text:span><text:span text:style-name="T9"> </text:span><text:span text:style-name="T4">void</text:span><text:span text:style-name="T9"> main(String[] </text:span><text:span text:style-name="T14">args</text:span><text:span text:style-name="T9">) {</text:span></text:p>
      <text:p text:style-name="P4"/>
      <text:p text:style-name="P3"><text:span text:style-name="T9"><text:tab/><text:tab/></text:span><text:span text:style-name="T4">int</text:span><text:span text:style-name="T9"> </text:span><text:span text:style-name="T14">i</text:span><text:span text:style-name="T9"> = 0;</text:span></text:p>
      <text:p text:style-name="P4"/>
      <text:p text:style-name="P3"><text:span text:style-name="T9"><text:tab/><text:tab/></text:span><text:span text:style-name="T4">int</text:span><text:span text:style-name="T9"> </text:span><text:span text:style-name="T14">b</text:span><text:span text:style-name="T9">[] = </text:span><text:span text:style-name="T10">posi</text:span><text:span text:style-name="T9">();</text:span></text:p>
      <text:p text:style-name="P4"/>
      <text:p text:style-name="P3"><text:span text:style-name="T9"><text:tab/><text:tab/></text:span><text:span text:style-name="T4">while</text:span><text:span text:style-name="T9"> (</text:span><text:span text:style-name="T14">i</text:span><text:span text:style-name="T9"> &lt; 10) {</text:span></text:p>
      <text:p text:style-name="P4"/>
      <text:p text:style-name="P3"><text:span text:style-name="T9"><text:tab/><text:tab/><text:tab/>System.</text:span><text:span text:style-name="T16">out</text:span><text:span text:style-name="T9">.print(</text:span><text:span text:style-name="T14">b</text:span><text:span text:style-name="T9">[</text:span><text:span text:style-name="T14">i</text:span><text:span text:style-name="T9">] + </text:span><text:span text:style-name="T20">" "</text:span><text:span text:style-name="T9">);</text:span></text:p>
      <text:p text:style-name="P4"/>
      <text:p text:style-name="P3"><text:span text:style-name="T9"><text:tab/><text:tab/><text:tab/></text:span><text:span text:style-name="T14">i</text:span><text:span text:style-name="T9">++;</text:span></text:p>
      <text:p text:style-name="P4"/>
      <text:p text:style-name="P3"><text:span text:style-name="T9"><text:tab/><text:tab/>}</text:span></text:p>
      <text:p text:style-name="P4"/>
      <text:p text:style-name="P3"><text:span text:style-name="T9"><text:tab/>}</text:span></text:p>
      <text:p text:style-name="P4"/>
      <text:p text:style-name="P3"><text:span text:style-name="T9"><text:tab/></text:span><text:span text:style-name="T4">private</text:span><text:span text:style-name="T9"> </text:span><text:span text:style-name="T4">static</text:span><text:span text:style-name="T9"> </text:span><text:span text:style-name="T4">int</text:span><text:span text:style-name="T9">[] posi() {</text:span></text:p>
      <text:p text:style-name="P4"/>
      <text:p text:style-name="P3"><text:span text:style-name="T9"><text:tab/><text:tab/></text:span><text:span text:style-name="T4">int</text:span><text:span text:style-name="T9"> </text:span><text:span text:style-name="T14">a</text:span><text:span text:style-name="T9">[] = { 32, 45, 89, 66, 12, 35, 10, 96, 38, 15, 13, 11, 65, 81, 35,</text:span></text:p>
      <text:p text:style-name="P3"><text:span text:style-name="T9"><text:tab/><text:tab/><text:tab/><text:tab/>64, 16, 89, 54, 19 };</text:span></text:p>
      <text:p text:style-name="P4"/>
      <text:p text:style-name="P3"><text:span text:style-name="T9"><text:tab/><text:tab/></text:span><text:span text:style-name="T4">int</text:span><text:span text:style-name="T9"> </text:span><text:span text:style-name="T14">vetor</text:span><text:span text:style-name="T9">[] = </text:span><text:span text:style-name="T4">new</text:span><text:span text:style-name="T9"> </text:span><text:span text:style-name="T4">int</text:span><text:span text:style-name="T9">[10];</text:span></text:p>
      <text:p text:style-name="P4"/>
      <text:p text:style-name="P3"><text:soft-page-break/><text:span text:style-name="T9"><text:tab/><text:tab/></text:span><text:span text:style-name="T4">for</text:span><text:span text:style-name="T9"> (</text:span><text:span text:style-name="T4">int</text:span><text:span text:style-name="T9"> </text:span><text:span text:style-name="T14">l</text:span><text:span text:style-name="T9"> = 0; </text:span><text:span text:style-name="T14">l</text:span><text:span text:style-name="T9"> &lt; </text:span><text:span text:style-name="T14">a</text:span><text:span text:style-name="T9">.</text:span><text:span text:style-name="T17">length</text:span><text:span text:style-name="T9"> / 2; </text:span><text:span text:style-name="T14">l</text:span><text:span text:style-name="T9">++) {</text:span></text:p>
      <text:p text:style-name="P3"><text:span text:style-name="T9"><text:tab/><text:tab/><text:tab/></text:span><text:span text:style-name="T4">int</text:span><text:span text:style-name="T9"> </text:span><text:span text:style-name="T14">d</text:span><text:span text:style-name="T9"> = </text:span><text:span text:style-name="T14">l</text:span><text:span text:style-name="T9"> - 19;</text:span></text:p>
      <text:p text:style-name="P3"><text:span text:style-name="T9"><text:tab/><text:tab/><text:tab/></text:span><text:span text:style-name="T4">if</text:span><text:span text:style-name="T9"> (</text:span><text:span text:style-name="T14">a</text:span><text:span text:style-name="T9">[</text:span><text:span text:style-name="T14">l</text:span><text:span text:style-name="T9">] == </text:span><text:span text:style-name="T14">a</text:span><text:span text:style-name="T9">[</text:span><text:span text:style-name="T14">d</text:span><text:span text:style-name="T9">]) {</text:span></text:p>
      <text:p text:style-name="P4"/>
      <text:p text:style-name="P3"><text:span text:style-name="T9"><text:tab/><text:tab/><text:tab/><text:tab/></text:span><text:span text:style-name="T14">vetor</text:span><text:span text:style-name="T9">[</text:span><text:span text:style-name="T14">l</text:span><text:span text:style-name="T9">] = </text:span><text:span text:style-name="T14">l</text:span><text:span text:style-name="T9">;</text:span></text:p>
      <text:p text:style-name="P4"/>
      <text:p text:style-name="P3"><text:span text:style-name="T9"><text:tab/><text:tab/><text:tab/>}</text:span></text:p>
      <text:p text:style-name="P4"/>
      <text:p text:style-name="P3"><text:span text:style-name="T9"><text:tab/><text:tab/>}</text:span></text:p>
      <text:p text:style-name="P4"/>
      <text:p text:style-name="P3"><text:span text:style-name="T9"><text:tab/><text:tab/></text:span><text:span text:style-name="T4">return</text:span><text:span text:style-name="T9"> </text:span><text:span text:style-name="T14">vetor</text:span><text:span text:style-name="T9">;</text:span></text:p>
      <text:p text:style-name="P4"/>
      <text:p text:style-name="P3"><text:span text:style-name="T9"><text:tab/>}</text:span></text:p>
      <text:p text:style-name="P4"/>
      <text:p text:style-name="P3"><text:span text:style-name="T9">}</text:span></text:p>
      <text:p text:style-name="P18"/>
      <text:p text:style-name="P18">31)</text:p>
      <text:p text:style-name="P18"><text:span text:style-name="T7">public</text:span><text:span text:style-name="T27"> </text:span><text:span text:style-name="T7">class</text:span><text:span text:style-name="T27"> ex31 {</text:span></text:p>
      <text:p text:style-name="P3"><text:span text:style-name="T9"><text:tab/></text:span><text:span text:style-name="T23">// </text:span><text:span text:style-name="T24">Diego</text:span><text:span text:style-name="T23"> </text:span><text:span text:style-name="T24">de</text:span><text:span text:style-name="T23"> </text:span><text:span text:style-name="T24">Paula</text:span><text:span text:style-name="T23"> </text:span><text:span text:style-name="T24">Borges</text:span><text:span text:style-name="T23"> 1004408</text:span></text:p>
      <text:p text:style-name="P3"><text:span text:style-name="T9"><text:tab/></text:span><text:span text:style-name="T4">public</text:span><text:span text:style-name="T9"> </text:span><text:span text:style-name="T4">static</text:span><text:span text:style-name="T9"> </text:span><text:span text:style-name="T4">void</text:span><text:span text:style-name="T9"> main(String[] </text:span><text:span text:style-name="T14">args</text:span><text:span text:style-name="T9">) {</text:span></text:p>
      <text:p text:style-name="P4"/>
      <text:p text:style-name="P3"><text:span text:style-name="T9"><text:tab/><text:tab/></text:span><text:span text:style-name="T4">int</text:span><text:span text:style-name="T9"> </text:span><text:span text:style-name="T14">i</text:span><text:span text:style-name="T9"> = 0;</text:span></text:p>
      <text:p text:style-name="P4"/>
      <text:p text:style-name="P3"><text:span text:style-name="T9"><text:tab/><text:tab/></text:span><text:span text:style-name="T4">int</text:span><text:span text:style-name="T9"> </text:span><text:span text:style-name="T14">b</text:span><text:span text:style-name="T9">[] = </text:span><text:span text:style-name="T10">primo</text:span><text:span text:style-name="T9">();</text:span></text:p>
      <text:p text:style-name="P4"/>
      <text:p text:style-name="P3"><text:span text:style-name="T9"><text:tab/><text:tab/></text:span><text:span text:style-name="T4">while</text:span><text:span text:style-name="T9"> (</text:span><text:span text:style-name="T14">i</text:span><text:span text:style-name="T9"> &lt; 6) {</text:span></text:p>
      <text:p text:style-name="P4"/>
      <text:p text:style-name="P3"><text:span text:style-name="T9"><text:tab/><text:tab/><text:tab/>System.</text:span><text:span text:style-name="T16">out</text:span><text:span text:style-name="T9">.print(</text:span><text:span text:style-name="T14">b</text:span><text:span text:style-name="T9">[</text:span><text:span text:style-name="T14">i</text:span><text:span text:style-name="T9">] + </text:span><text:span text:style-name="T20">" "</text:span><text:span text:style-name="T9">);</text:span></text:p>
      <text:p text:style-name="P4"/>
      <text:p text:style-name="P3"><text:span text:style-name="T9"><text:tab/><text:tab/><text:tab/></text:span><text:span text:style-name="T14">i</text:span><text:span text:style-name="T9">++;</text:span></text:p>
      <text:p text:style-name="P4"/>
      <text:p text:style-name="P3"><text:span text:style-name="T9"><text:tab/><text:tab/>}</text:span></text:p>
      <text:p text:style-name="P4"/>
      <text:p text:style-name="P3"><text:span text:style-name="T9"><text:tab/>}</text:span></text:p>
      <text:p text:style-name="P4"/>
      <text:p text:style-name="P3"><text:span text:style-name="T9"><text:tab/></text:span><text:span text:style-name="T4">private</text:span><text:span text:style-name="T9"> </text:span><text:span text:style-name="T4">static</text:span><text:span text:style-name="T9"> </text:span><text:span text:style-name="T4">int</text:span><text:span text:style-name="T9">[] primo() {</text:span></text:p>
      <text:p text:style-name="P4"/>
      <text:p text:style-name="P3"><text:span text:style-name="T9"><text:tab/><text:tab/></text:span><text:span text:style-name="T4">int</text:span><text:span text:style-name="T9"> </text:span><text:span text:style-name="T14">a</text:span><text:span text:style-name="T9">[] = { 32, 45, 89, 66, 12, 35, 10, 96, 38, 15, 13, 11, 65, 81, 35,</text:span></text:p>
      <text:p text:style-name="P3"><text:span text:style-name="T9"><text:tab/><text:tab/><text:tab/><text:tab/>64, 16, 89, 54, 19 };</text:span></text:p>
      <text:p text:style-name="P4"/>
      <text:p text:style-name="P3"><text:span text:style-name="T9"><text:tab/><text:tab/></text:span><text:span text:style-name="T4">int</text:span><text:span text:style-name="T9"> </text:span><text:span text:style-name="T14">vetor</text:span><text:span text:style-name="T9">[] = </text:span><text:span text:style-name="T4">new</text:span><text:span text:style-name="T9"> </text:span><text:span text:style-name="T4">int</text:span><text:span text:style-name="T9">[6];</text:span></text:p>
      <text:p text:style-name="P3"><text:span text:style-name="T9"><text:tab/><text:tab/></text:span><text:span text:style-name="T4">int</text:span><text:span text:style-name="T9"> </text:span><text:span text:style-name="T14">aux</text:span><text:span text:style-name="T9"> = 0;</text:span></text:p>
      <text:p text:style-name="P3"><text:span text:style-name="T9"><text:tab/><text:tab/></text:span></text:p>
      <text:p text:style-name="P3"><text:span text:style-name="T9"><text:tab/><text:tab/></text:span><text:span text:style-name="T4">for</text:span><text:span text:style-name="T9"> (</text:span><text:span text:style-name="T4">int</text:span><text:span text:style-name="T9"> </text:span><text:span text:style-name="T14">l</text:span><text:span text:style-name="T9"> = 0; </text:span><text:span text:style-name="T14">l</text:span><text:span text:style-name="T9"> &lt; </text:span><text:span text:style-name="T14">a</text:span><text:span text:style-name="T9">.</text:span><text:span text:style-name="T17">length</text:span><text:span text:style-name="T9">; </text:span><text:span text:style-name="T14">l</text:span><text:span text:style-name="T9">++) {</text:span></text:p>
      <text:p text:style-name="P3"><text:span text:style-name="T9"><text:tab/><text:tab/><text:tab/></text:span><text:span text:style-name="T4">int</text:span><text:span text:style-name="T9"> </text:span><text:span text:style-name="T14">cont</text:span><text:span text:style-name="T9"> = 0;</text:span></text:p>
      <text:p text:style-name="P3"><text:span text:style-name="T9"><text:tab/><text:tab/><text:tab/></text:span><text:span text:style-name="T4">for</text:span><text:span text:style-name="T9"> (</text:span><text:span text:style-name="T4">int</text:span><text:span text:style-name="T9"> </text:span><text:span text:style-name="T14">g</text:span><text:span text:style-name="T9"> = 1; </text:span><text:span text:style-name="T14">g</text:span><text:span text:style-name="T9"> &lt;= </text:span><text:span text:style-name="T14">a</text:span><text:span text:style-name="T9">[</text:span><text:span text:style-name="T14">l</text:span><text:span text:style-name="T9">]; </text:span><text:span text:style-name="T14">g</text:span><text:span text:style-name="T9">++) {</text:span></text:p>
      <text:p text:style-name="P3"><text:span text:style-name="T9"><text:tab/><text:tab/><text:tab/><text:tab/></text:span><text:span text:style-name="T4">if</text:span><text:span text:style-name="T9"> (</text:span><text:span text:style-name="T14">a</text:span><text:span text:style-name="T9">[</text:span><text:span text:style-name="T14">l</text:span><text:span text:style-name="T9">] % </text:span><text:span text:style-name="T14">g</text:span><text:span text:style-name="T9"> == 0) {</text:span></text:p>
      <text:p text:style-name="P3"><text:span text:style-name="T9"><text:tab/><text:tab/><text:tab/><text:tab/><text:tab/></text:span><text:span text:style-name="T14">cont</text:span><text:span text:style-name="T9"> = </text:span><text:span text:style-name="T14">cont</text:span><text:span text:style-name="T9"> + 1;</text:span></text:p>
      <text:p text:style-name="P3"><text:span text:style-name="T9"><text:tab/><text:tab/><text:tab/><text:tab/>}</text:span></text:p>
      <text:p text:style-name="P3"><text:span text:style-name="T9"><text:tab/><text:tab/><text:tab/>}</text:span></text:p>
      <text:p text:style-name="P3"><text:span text:style-name="T9"><text:tab/><text:tab/><text:tab/></text:span><text:span text:style-name="T4">if</text:span><text:span text:style-name="T9"> (</text:span><text:span text:style-name="T14">cont</text:span><text:span text:style-name="T9"> == 1) {</text:span></text:p>
      <text:p text:style-name="P3"><text:span text:style-name="T9"><text:tab/><text:tab/><text:tab/><text:tab/></text:span><text:span text:style-name="T14">vetor</text:span><text:span text:style-name="T9">[</text:span><text:span text:style-name="T14">aux</text:span><text:span text:style-name="T9">] = </text:span><text:span text:style-name="T14">a</text:span><text:span text:style-name="T9">[</text:span><text:span text:style-name="T14">l</text:span><text:span text:style-name="T9">];</text:span></text:p>
      <text:p text:style-name="P3"><text:span text:style-name="T9"><text:tab/><text:tab/><text:tab/><text:tab/></text:span><text:span text:style-name="T14">aux</text:span><text:span text:style-name="T9">++;</text:span></text:p>
      <text:p text:style-name="P3"><text:span text:style-name="T9"><text:tab/><text:tab/><text:tab/>}</text:span></text:p>
      <text:p text:style-name="P3"><text:span text:style-name="T9"><text:tab/><text:tab/>}</text:span></text:p>
      <text:p text:style-name="P3"><text:span text:style-name="T9"><text:tab/><text:tab/></text:span></text:p>
      <text:p text:style-name="P4"/>
      <text:p text:style-name="P3"><text:span text:style-name="T9"><text:tab/><text:tab/></text:span><text:span text:style-name="T4">return</text:span><text:span text:style-name="T9"> </text:span><text:span text:style-name="T14">vetor</text:span><text:span text:style-name="T9">;</text:span></text:p>
      <text:p text:style-name="P4"/>
      <text:p text:style-name="P3"><text:span text:style-name="T9"><text:tab/>}</text:span></text:p>
      <text:p text:style-name="P4"/>
      <text:p text:style-name="P3"><text:span text:style-name="T9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" svg:font-family="'Lucida Grande', Geneva, Verdana, Arial, sans-serif"/>
    <style:font-face style:name="Mangal1" svg:font-family="Mangal"/>
    <style:font-face style:name="Consolas" svg:font-family="Consolas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9:15:02.848000000</meta:creation-date>
    <dc:date>2015-07-01T15:28:58.417000000</dc:date>
    <meta:editing-duration>PT7H7M5S</meta:editing-duration>
    <meta:editing-cycles>11</meta:editing-cycles>
    <meta:generator>LibreOffice/4.2.8.2$Windows_x86 LibreOffice_project/48d50dbfc06349262c9d50868e5c1f630a573ebd</meta:generator>
    <meta:document-statistic meta:table-count="0" meta:image-count="0" meta:object-count="0" meta:page-count="9" meta:paragraph-count="218" meta:word-count="2534" meta:character-count="14857" meta:non-whitespace-character-count="11244"/>
  </office:meta>
</office:document-meta>
</file>